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5.43mm"/>
    </style:style>
    <style:style style:name="co6" style:family="table-column">
      <style:table-column-properties fo:break-before="auto" style:column-width="16.05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9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9.28mm"/>
    </style:style>
    <style:style style:name="ro1" style:family="table-row">
      <style:table-row-properties style:row-height="4.3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SLOT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CHANN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</table:table>
      <table:table table:name="Feuille2" table:style-name="ta1">
        <table:table-column table:style-name="co10" table:default-cell-style-name="Default"/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Taux muons / m² / s</text:p>
          </table:table-cell>
          <table:table-cell table:formula="of:=150" office:value-type="float" office:value="150" calcext:value-type="float">
            <text:p>150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Longueur scintill (cm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 CHANGE</text:p>
          </table:table-cell>
        </table:table-row>
        <table:table-row table:style-name="ro2">
          <table:table-cell office:value-type="string" calcext:value-type="string">
            <text:p>Largeur scintill (cm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 CHANGE</text:p>
          </table:table-cell>
        </table:table-row>
        <table:table-row table:style-name="ro2">
          <table:table-cell office:value-type="string" calcext:value-type="string">
            <text:p>Surface scintill (cm)</text:p>
          </table:table-cell>
          <table:table-cell table:formula="of:=[.B6]*[.B7]" office:value-type="float" office:value="5000" calcext:value-type="float">
            <text:p>500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aux de muons scintill / s</text:p>
          </table:table-cell>
          <table:table-cell table:formula="of:=([.B8]/1000)*[.B1]" office:value-type="float" office:value="750" calcext:value-type="float">
            <text:p>7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10:31:24.921624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9:08:56.820987004</meta:creation-date>
    <dc:date>2018-06-24T11:14:55.783321304</dc:date>
    <meta:editing-duration>PT40M40S</meta:editing-duration>
    <meta:editing-cycles>8</meta:editing-cycles>
    <meta:generator>LibreOffice/5.1.6.2$Linux_X86_64 LibreOffice_project/10m0$Build-2</meta:generator>
    <meta:document-statistic meta:table-count="2" meta:cell-count="73" meta:object-count="0"/>
  </office:meta>
</office:document-meta>
</file>